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047in"/>
    </style:style>
    <style:style style:name="co7" style:family="table-column">
      <style:table-column-properties fo:break-before="auto" style:column-width="2.1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Garcinia cambogia</text:p>
          </table:table-cell>
          <table:table-cell table:style-name="ce1" office:value-type="string" calcext:value-type="string">
            <text:p>Alpha lipoic acid</text:p>
          </table:table-cell>
          <table:table-cell table:style-name="ce1" office:value-type="string" calcext:value-type="string">
            <text:p>Annona muricata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lanning Notes</text:p>
          </table:table-cell>
          <table:table-cell table:style-name="ce1" office:value-type="string" calcext:value-type="string">
            <text:p>Observations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 in the as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0 mg</text:p>
          </table:table-cell>
          <table:table-cell office:value-type="date" office:date-value="2024-03-03" calcext:value-type="date">
            <text:p>2024-03-0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0 mg</text:p>
          </table:table-cell>
          <table:table-cell office:value-type="date" office:date-value="2024-03-04" calcext:value-type="date">
            <text:p>2024-03-04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0 mg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1 mg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1 mg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1 mg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1 mg</text:p>
          </table:table-cell>
          <table:table-cell office:value-type="date" office:date-value="2024-03-09" calcext:value-type="date">
            <text:p>2024-03-09</text:p>
          </table:table-cell>
          <table:table-cell office:value-type="string" calcext:value-type="string">
            <text:p>Delay dose increase for Monday test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1 mg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1 mg</text:p>
          </table:table-cell>
          <table:table-cell office:value-type="date" office:date-value="2024-03-11" calcext:value-type="date">
            <text:p>2024-03-11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2 mg</text:p>
          </table:table-cell>
          <table:table-cell office:value-type="string" calcext:value-type="string">
            <text:p>1 mg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1 mg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1 mg</text:p>
          </table:table-cell>
          <table:table-cell office:value-type="date" office:date-value="2024-03-14" calcext:value-type="date">
            <text:p>2024-03-14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1 mg</text:p>
          </table:table-cell>
          <table:table-cell office:value-type="date" office:date-value="2024-03-15" calcext:value-type="date">
            <text:p>2024-03-1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1 mg</text:p>
          </table:table-cell>
          <table:table-cell office:value-type="date" office:date-value="2024-03-16" calcext:value-type="date">
            <text:p>2024-03-16</text:p>
          </table:table-cell>
          <table:table-cell office:value-type="string" calcext:value-type="string">
            <text:p>Delay for Monday test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2 mg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2 mg</text:p>
          </table:table-cell>
          <table:table-cell office:value-type="date" office:date-value="2024-03-18" calcext:value-type="date">
            <text:p>2024-03-18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2 mg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2 mg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2 m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2 mg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4 mg</text:p>
          </table:table-cell>
          <table:table-cell office:value-type="string" calcext:value-type="string">
            <text:p>2 mg</text:p>
          </table:table-cell>
          <table:table-cell office:value-type="date" office:date-value="2024-03-23" calcext:value-type="date">
            <text:p>2024-03-23</text:p>
          </table:table-cell>
          <table:table-cell office:value-type="string" calcext:value-type="string">
            <text:p>Delay for Monday test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2 mg</text:p>
          </table:table-cell>
          <table:table-cell office:value-type="date" office:date-value="2024-03-24" calcext:value-type="date">
            <text:p>2024-03-2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2 mg</text:p>
          </table:table-cell>
          <table:table-cell office:value-type="date" office:date-value="2024-03-25" calcext:value-type="date">
            <text:p>2024-03-25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2 mg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3-30" calcext:value-type="date">
            <text:p>2024-03-30</text:p>
          </table:table-cell>
          <table:table-cell office:value-type="string" calcext:value-type="string">
            <text:p>Delay for Monday test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04" calcext:value-type="date">
            <text:p>2024-04-04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06" calcext:value-type="date">
            <text:p>2024-04-06</text:p>
          </table:table-cell>
          <table:table-cell office:value-type="string" calcext:value-type="string">
            <text:p>Delay dose increase while traveling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8 mg</text:p>
          </table:table-cell>
          <table:table-cell office:value-type="string" calcext:value-type="string">
            <text:p>4 mg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12" calcext:value-type="date">
            <text:p>2024-04-12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3" calcext:value-type="date">
            <text:p>2024-04-23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01" calcext:value-type="date">
            <text:p>2024-05-0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08" calcext:value-type="date">
            <text:p>2024-05-08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09" calcext:value-type="date">
            <text:p>2024-05-0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0 mg</text:p>
          </table:table-cell>
          <table:table-cell table:number-columns-repeated="2" office:value-type="string" calcext:value-type="string">
            <text:p>8 mg</text:p>
          </table:table-cell>
          <table:table-cell office:value-type="date" office:date-value="2024-05-10" calcext:value-type="date">
            <text:p>2024-05-1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2-29T23:39:30.806010560</dc:date>
    <meta:editing-duration>PT22H59M3S</meta:editing-duration>
    <meta:editing-cycles>31</meta:editing-cycles>
    <meta:generator>LibreOffice/7.3.7.2$Linux_X86_64 LibreOffice_project/30$Build-2</meta:generator>
    <meta:document-statistic meta:table-count="1" meta:cell-count="387" meta:object-count="0"/>
  </office:meta>
</office:document-meta>
</file>